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1021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Numero di corpi</text:p>
          </table:table-cell>
          <table:covered-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Esecuzione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3097; 3900; 3140; 3592; 3185)" office:value-type="float" office:value="3382.8" calcext:value-type="float">
            <text:p>3382.8</text:p>
          </table:table-cell>
          <table:table-cell table:formula="of:=AVERAGE(298776;299746;298976;300625;297781)" office:value-type="float" office:value="299180.8" calcext:value-type="float">
            <text:p>299180.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4763; 4568; 4278; 3112; 3186)" office:value-type="float" office:value="3981.4" calcext:value-type="float">
            <text:p>3981.4</text:p>
          </table:table-cell>
          <table:table-cell table:formula="of:=AVERAGE(300202;302312;305074;302193;302853)" office:value-type="float" office:value="302526.8" calcext:value-type="float">
            <text:p>302526.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4378; 4380; 4262; 4208; 4273)" office:value-type="float" office:value="4300.2" calcext:value-type="float">
            <text:p>4300.2</text:p>
          </table:table-cell>
          <table:table-cell table:formula="of:=AVERAGE(303552;295111;296680;298726;299723)" office:value-type="float" office:value="298758.4" calcext:value-type="float">
            <text:p>298758.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4771; 4721; 4272; 4414; 4253)" office:value-type="float" office:value="4486.2" calcext:value-type="float">
            <text:p>4486.2</text:p>
          </table:table-cell>
          <table:table-cell table:formula="of:=AVERAGE(300235;299253;303808;308646;303752)" office:value-type="float" office:value="303138.8" calcext:value-type="float">
            <text:p>303138.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4747; 4365; 4204; 4336; 4234)" office:value-type="float" office:value="4377.2" calcext:value-type="float">
            <text:p>4377.2</text:p>
          </table:table-cell>
          <table:table-cell table:formula="of:=AVERAGE(299669;299764;302456;306004;304171)" office:value-type="float" office:value="302412.8" calcext:value-type="float">
            <text:p>302412.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4465;4213;4259;4049;4251)" office:value-type="float" office:value="4247.4" calcext:value-type="float">
            <text:p>4247.4</text:p>
          </table:table-cell>
          <table:table-cell table:formula="of:=AVERAGE(300104;301389;302976;300958;306603)" office:value-type="float" office:value="302406" calcext:value-type="float">
            <text:p>30240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5212;4466;4413;4181;4242)" office:value-type="float" office:value="4502.8" calcext:value-type="float">
            <text:p>4502.8</text:p>
          </table:table-cell>
          <table:table-cell table:formula="of:=AVERAGE(306734;297923;297923;307102;308758)" office:value-type="float" office:value="303688" calcext:value-type="float">
            <text:p>303688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5222;5155;4254;4249;4583)" office:value-type="float" office:value="4692.6" calcext:value-type="float">
            <text:p>4692.6</text:p>
          </table:table-cell>
          <table:table-cell table:formula="of:=AVERAGE(300182;300438;297086;306336;304955)" office:value-type="float" office:value="301799.4" calcext:value-type="float">
            <text:p>301799.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4456;4438;4296;4080;4260)" office:value-type="float" office:value="4306" calcext:value-type="float">
            <text:p>4306</text:p>
          </table:table-cell>
          <table:table-cell table:formula="of:=AVERAGE(300961;293718;302035;304538;302387)" office:value-type="float" office:value="300727.8" calcext:value-type="float">
            <text:p>300727.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4524;4406;3671;3646;4270)" office:value-type="float" office:value="4103.4" calcext:value-type="float">
            <text:p>4103.4</text:p>
          </table:table-cell>
          <table:table-cell table:formula="of:=AVERAGE(298801;303333;307788;307899;304989)" office:value-type="float" office:value="304562" calcext:value-type="float">
            <text:p>30456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4361; 4270; 3697; 3068; 3095)" office:value-type="float" office:value="3698.2" calcext:value-type="float">
            <text:p>3698.2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34:36.354295015</meta:creation-date>
    <dc:date>2024-01-19T14:38:45.998394403</dc:date>
    <meta:editing-duration>PT1H15M44S</meta:editing-duration>
    <meta:editing-cycles>24</meta:editing-cycles>
    <meta:generator>LibreOffice/7.3.7.2$Linux_X86_64 LibreOffice_project/30$Build-2</meta:generator>
    <meta:document-statistic meta:table-count="1" meta:cell-count="65" meta:object-count="0"/>
  </office:meta>
</office:document-meta>
</file>